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o 1</text:p>
      <text:p text:style-name="Standard">1-reveals/2-holiday maker</text:p>
      <text:p text:style-name="Standard">3- requirements/4-peeves/5-fee</text:p>
      <text:p text:style-name="Standard">6</text:p>
      <text:p text:style-name="Standard">7-gripe</text:p>
      <text:p text:style-name="Standard">8</text:p>
      <text:p text:style-name="Standard">9-crucial/10-major/11-attractive/12-crazy/13-luxury/14-pay/15- sensitive/16-covering</text:p>
      <text:p text:style-name="Standard"/>
      <text:p text:style-name="Standard">Exo 2</text:p>
      <text:p text:style-name="Standard">store/dominating/speacker/global/growing/communication/seel/Used/security/priv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58S</meta:editing-duration>
    <meta:editing-cycles>32</meta:editing-cycles>
    <meta:generator>OpenOffice/4.1.5$Win32 OpenOffice.org_project/415m1$Build-9789</meta:generator>
    <dc:date>2021-03-30T22:37:06.19</dc:date>
    <dc:creator>maeva lesaffre</dc:creator>
    <meta:document-statistic meta:table-count="0" meta:image-count="0" meta:object-count="0" meta:page-count="1" meta:paragraph-count="9" meta:word-count="14" meta:character-count="239"/>
    <meta:user-defined meta:name="Info 1"/>
    <meta:user-defined meta:name="Info 2"/>
    <meta:user-defined meta:name="Info 3"/>
    <meta:user-defined meta:name="Info 4"/>
  </office:meta>
</office:document-meta>
</file>